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NewRomanPS-ItalicMT" svg:font-family="TimesNewRomanPS-ItalicMT" style:font-family-generic="script"/>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194in" table:align="left"/>
    </style:style>
    <style:style style:name="Table1.A" style:family="table-column">
      <style:table-column-properties style:column-width="1.7313in"/>
    </style:style>
    <style:style style:name="Table1.D" style:family="table-column">
      <style:table-column-properties style:column-width="1.7257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 style:family="paragraph" style:parent-style-name="Standard" style:list-style-name="L1">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list-style-name="L3">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paragraph-properties fo:text-align="start" style:justify-single-word="false" style:text-autospace="none"/>
      <style:text-properties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P5" style:family="paragraph" style:parent-style-name="Standard">
      <style:paragraph-properties fo:text-align="center" style:justify-single-word="false" style:text-autospace="none"/>
      <style:text-properties style:font-name="TimesNewRomanPS-BoldMT" fo:font-size="48pt" fo:font-weight="bold" style:font-name-asian="TimesNewRomanPS-BoldMT" style:font-size-asian="48pt" style:font-weight-asian="bold" style:font-name-complex="TimesNewRomanPS-BoldMT" style:font-size-complex="48pt" style:font-weight-complex="bold"/>
    </style:style>
    <style:style style:name="P6" style:family="paragraph" style:parent-style-name="Standard">
      <style:paragraph-properties fo:text-align="center" style:justify-single-word="false" style:text-autospace="none"/>
      <style:text-properties style:font-name="TimesNewRomanPS-BoldMT" fo:font-size="24pt" fo:font-weight="bold" style:font-name-asian="TimesNewRomanPS-BoldMT" style:font-size-asian="24pt" style:font-weight-asian="bold" style:font-name-complex="TimesNewRomanPS-BoldMT" style:font-size-complex="24pt" style:font-weight-complex="bold"/>
    </style:style>
    <style:style style:name="P7" style:family="paragraph" style:parent-style-name="Standard">
      <style:paragraph-properties fo:text-align="start" style:justify-single-word="false" style:text-autospace="none"/>
      <style:text-properties style:font-name="TimesNewRomanPS-BoldMT" fo:font-size="14pt" fo:font-weight="bold" style:font-name-asian="TimesNewRomanPS-BoldMT" style:font-size-asian="14pt" style:font-weight-asian="bold" style:font-name-complex="TimesNewRomanPS-BoldMT" style:font-size-complex="14pt" style:font-weight-complex="bold"/>
    </style:style>
    <style:style style:name="P8" style:family="paragraph" style:parent-style-name="Standard">
      <style:paragraph-properties fo:text-align="start" style:justify-single-word="false" style:text-autospace="none"/>
      <style:text-properties style:font-name="TimesNewRomanPS-BoldMT" fo:font-size="14pt" style:text-underline-style="none" fo:font-weight="bold" style:font-name-asian="TimesNewRomanPS-BoldMT" style:font-size-asian="14pt" style:font-weight-asian="bold" style:font-name-complex="TimesNewRomanPS-BoldMT" style:font-size-complex="14pt" style:font-weight-complex="bold"/>
    </style:style>
    <style:style style:name="P9" style:family="paragraph" style:parent-style-name="Standard" style:list-style-name="L3">
      <style:paragraph-properties fo:text-align="start" style:justify-single-word="false" style:text-autospace="none"/>
      <style:text-properties style:font-name="TimesNewRomanPS-BoldMT" fo:font-size="10pt" style:font-name-asian="TimesNewRomanPS-BoldMT" style:font-size-asian="10pt" style:font-name-complex="TimesNewRomanPS-BoldMT" style:font-size-complex="10pt"/>
    </style:style>
    <style:style style:name="P10" style:family="paragraph" style:parent-style-name="Standard">
      <style:paragraph-properties fo:text-align="start" style:justify-single-word="false" style:text-autospace="none"/>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11" style:family="paragraph" style:parent-style-name="Table_20_Contents">
      <style:paragraph-properties fo:text-align="start" style:justify-single-word="false"/>
      <style:text-properties style:font-name="TimesNewRomanPS-BoldMT" fo:font-size="12pt" style:font-name-asian="TimesNewRomanPS-BoldMT" style:font-size-asian="12pt" style:font-name-complex="TimesNewRomanPS-BoldMT" style:font-size-complex="12pt"/>
    </style:style>
    <style:style style:name="P12" style:family="paragraph" style:parent-style-name="Table_20_Contents">
      <style:paragraph-properties fo:text-align="start" style:justify-single-word="false"/>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13" style:family="paragraph" style:parent-style-name="Table_20_Contents">
      <style:paragraph-properties fo:text-align="start" style:justify-single-word="false"/>
      <style:text-properties style:font-name="Times New Roman1" fo:font-size="12pt" style:font-name-asian="TimesNewRomanPS-BoldMT" style:font-size-asian="12pt" style:font-name-complex="TimesNewRomanPS-BoldMT" style:font-size-complex="12pt"/>
    </style:style>
    <style:style style:name="T1"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2" style:family="text">
      <style:text-properties style:font-name="TimesNewRomanPSMT" fo:font-size="12pt" style:font-name-asian="TimesNewRomanPSMT" style:font-size-asian="12pt" style:font-name-complex="TimesNewRomanPSM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oseph Reimbold</text:p>
      <text:p text:style-name="P4">CSC-17C 48596</text:p>
      <text:p text:style-name="P4">11/11/2014</text:p>
      <text:p text:style-name="P5"/>
      <text:p text:style-name="P5"/>
      <text:p text:style-name="P5"/>
      <text:p text:style-name="P5"/>
      <text:p text:style-name="P5">Project 1</text:p>
      <text:p text:style-name="P6">Black J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Introduction</text:p>
      <text:p text:style-name="P1">Game: Black Jack</text:p>
      <text:p text:style-name="P1">The objective of this card game is to have a hand with a value as close to the number 21 as possible with an instant win if you do get 21 and the dealer (computer) does not. If you tie the dealer, you get your bet back. If your hand goes over 21 you bust and you automatically lose.</text:p>
      <text:p text:style-name="P7"/>
      <text:p text:style-name="P8">Summary</text:p>
      <text:p text:style-name="P1">Project Size: Approx 750 lines</text:p>
      <text:p text:style-name="P1"># of Variables Used: 20+</text:p>
      <text:p text:style-name="P1"># of Functions Used: 5</text:p>
      <text:p text:style-name="P1"># of Classes Used: 4</text:p>
      <text:p text:style-name="P1">Black Jack is a favorite among casino visitors. It's actually a bit more complex than I initially anticipated due to a few factors like when deciding an ace was worth 1 or 11. Many of the games steps are in functions and classes used to store information in decks and cards as well as player information.</text:p>
      <text:p text:style-name="P7"/>
      <text:p text:style-name="P8">Description</text:p>
      <text:p text:style-name="P1">I decided to go with Black Jack because I thought I would be able to demonstrate a number of the things we have learned this semester so far. Nearly every step is in a function with the exception to determining a hit or stand for both the player and dealer(computer). A player class stores your name, funds and the total value of your hand. A Card class was used to store all card information (name, suit, value). The deck was created using a vector of Cards which was run through with the random_shuffle algorithm to get it fully randomized. It was then shoved into a dynamic stack (linked list) that I made so that the top card of the deck would always be the next one drawn. Each player's hand was stored in a dynamic queue (linked list) as the first card you received would then be the first discarded.</text:p>
      <text:p text:style-name="P7"/>
      <text:p text:style-name="P7">Things To Improve</text:p>
      <text:list xml:id="list7420294132057445348" text:style-name="L1">
        <text:list-item>
          <text:p text:style-name="P2">A cleaner method of displaying, couldn't get it working with stacks/queue how I wanted</text:p>
        </text:list-item>
        <text:list-item>
          <text:p text:style-name="P2">Create a GUI with actual cards</text:p>
        </text:list-item>
        <text:list-item>
          <text:p text:style-name="P2">Add in extra elements of the game, like doubling down, splitting, etc</text:p>
        </text:list-item>
      </text:list>
      <text:p text:style-name="P7"/>
      <text:p text:style-name="P7">Psuedo Code</text:p>
      <text:p text:style-name="P10">//Libraries</text:p>
      <text:p text:style-name="P10">//Function Prototypes</text:p>
      <text:p text:style-name="P10"/>
      <text:p text:style-name="P10">//Begin Execution Here</text:p>
      <text:p text:style-name="P10"><text:s text:c="3"/><text:tab/>//Declare Variables</text:p>
      <text:p text:style-name="P10"><text:tab/>//Create map for score</text:p>
      <text:p text:style-name="P10"><text:tab/>//Introduce the game</text:p>
      <text:p text:style-name="P10"><text:tab/>//Get name from user</text:p>
      <text:p text:style-name="P10"><text:s text:c="8"/><text:tab/>//Begin play while user selects yes</text:p>
      <text:p text:style-name="P10"><text:tab/>//Create the deck using vector</text:p>
      <text:p text:style-name="P10"><text:s text:c="7"/><text:tab/>//Shuffle the deck and put into stack to deal from</text:p>
      <text:p text:style-name="P10"><text:tab/>//Ask player how much they want to bet</text:p>
      <text:p text:style-name="P10"><text:tab/>//Deal to both players two cards</text:p>
      <text:p text:style-name="P10"><text:tab/>//Player makes decisions on hitting or standing until done</text:p>
      <text:p text:style-name="P10"><text:soft-page-break/><text:tab/> <text:s/><text:tab/>//Output results of hitting/standing</text:p>
      <text:p text:style-name="P10"><text:s text:c="10"/><text:tab/>//Dealer's turn to hit/stand as needed following rules of game</text:p>
      <text:p text:style-name="P10"><text:s text:c="10"/><text:tab/><text:tab/>//Determine if dealer has black jack from initial deal</text:p>
      <text:p text:style-name="P10"><text:s text:c="10"/><text:tab/><text:tab/>//If dealer has 17 or higher, stand</text:p>
      <text:p text:style-name="P10"><text:s text:c="10"/><text:tab/><text:tab/>//If dealer has 16 or lower, hit</text:p>
      <text:p text:style-name="P10"><text:s text:c="7"/><text:tab/>//Determine both player's totals and see who wins</text:p>
      <text:p text:style-name="P10"><text:s text:c="7"/><text:tab/>//Reset all important values in order to prepare for another game</text:p>
      <text:p text:style-name="P10"><text:s text:c="7"/><text:tab/>//Ask if user would like to play the game again, repeat as desired</text:p>
      <text:p text:style-name="P10"><text:s text:c="4"/><text:tab/>//Output final score and players ending funds from betting</text:p>
      <text:p text:style-name="P10">//End of Main</text:p>
      <text:p text:style-name="P10"/>
      <text:p text:style-name="P10">//build deck function</text:p>
      <text:p text:style-name="P10"><text:s text:c="5"/><text:tab/>//Create an un-shuffled deck using a vector using card class</text:p>
      <text:p text:style-name="P10"/>
      <text:p text:style-name="P10">//shuffle function</text:p>
      <text:p text:style-name="P10"><text:s text:c="5"/><text:tab/>//Shuffle vector deck</text:p>
      <text:p text:style-name="P10"><text:tab/>//Convert shuffled vector deck into DeckStack class</text:p>
      <text:p text:style-name="P10"><text:tab/>//Use iterator to move through vector and push</text:p>
      <text:p text:style-name="P10"/>
      <text:p text:style-name="P10">//firstDeal function</text:p>
      <text:p text:style-name="P10"><text:s text:c="4"/><text:tab/>//First two cards dealt to player and dealer</text:p>
      <text:p text:style-name="P10"><text:s text:c="4"/><text:tab/>//If first draw is ace set val to 11 instead of 1</text:p>
      <text:p text:style-name="P10"><text:tab/>//If first draw is not ace and second is, set ace to 11 value</text:p>
      <text:p text:style-name="P10"><text:s text:c="4"/><text:tab/>//If first two draws are aces</text:p>
      <text:p text:style-name="P10"><text:tab/>//Add any other value</text:p>
      <text:p text:style-name="P10"><text:tab/>//Increment cards dealt</text:p>
      <text:p text:style-name="P10"><text:tab/>//Alternate between each player two times each</text:p>
      <text:p text:style-name="P10"/>
      <text:p text:style-name="P10">//deal function</text:p>
      <text:p text:style-name="P10"><text:s/><text:tab/>//Deal a single card to whichever player is called to function</text:p>
      <text:p text:style-name="P10"/>
      <text:p text:style-name="P10">//result function</text:p>
      <text:p text:style-name="P10"><text:s text:c="5"/><text:tab/>//If you bust, you lose</text:p>
      <text:p text:style-name="P10"><text:tab/>//If the dealer busts, you win</text:p>
      <text:p text:style-name="P10"><text:tab/>//If both have blackjack, push</text:p>
      <text:p text:style-name="P10"><text:s text:c="5"/><text:tab/>//If both have same value, push</text:p>
      <text:p text:style-name="P10"><text:tab/><text:tab/>//If p1 has blackjack, p1 wins</text:p>
      <text:p text:style-name="P10"><text:tab/><text:tab/>//If cpu has blackjack, cpu wins</text:p>
      <text:p text:style-name="P10"><text:tab/><text:tab/>//If just same value, push</text:p>
      <text:p text:style-name="P10"><text:tab/>//If p1 is closer to 21, p1 wins</text:p>
      <text:p text:style-name="P10"><text:tab/>//If cpu is closer to 21, cpu wins</text:p>
      <text:p text:style-name="P10"/>
      <text:p text:style-name="P10">//reset function</text:p>
      <text:p text:style-name="P10"><text:s text:c="5"/><text:tab/>//Empty player and CPU hands</text:p>
      <text:p text:style-name="P10"><text:s text:c="8"/><text:tab/>//Clear current deck stack to put fresh shuffled deck in</text:p>
      <text:p text:style-name="P10"><text:s text:c="12"/>//Clear player info and cards dealt</text:p>
      <text:p text:style-name="P10"/>
      <text:p text:style-name="P7"/>
      <text:p text:style-name="P7"><text:soft-page-break/>Major Variables</text:p>
      <table:table table:name="Table1" table:style-name="Table1">
        <table:table-column table:style-name="Table1.A" table:number-columns-repeated="3"/>
        <table:table-column table:style-name="Table1.D"/>
        <table:table-row>
          <table:table-cell table:style-name="Table1.A1" office:value-type="string">
            <text:p text:style-name="P11">Type</text:p>
          </table:table-cell>
          <table:table-cell table:style-name="Table1.A1" office:value-type="string">
            <text:p text:style-name="P11">Variable Name</text:p>
          </table:table-cell>
          <table:table-cell table:style-name="Table1.A1" office:value-type="string">
            <text:p text:style-name="P11">Description</text:p>
          </table:table-cell>
          <table:table-cell table:style-name="Table1.D1" office:value-type="string">
            <text:p text:style-name="P11">Location</text:p>
          </table:table-cell>
        </table:table-row>
        <table:table-row>
          <table:table-cell table:style-name="Table1.A2" office:value-type="string">
            <text:p text:style-name="P12">Player</text:p>
          </table:table-cell>
          <table:table-cell table:style-name="Table1.A2" office:value-type="string">
            <text:p text:style-name="P13">p1, cpu</text:p>
          </table:table-cell>
          <table:table-cell table:style-name="Table1.A2" office:value-type="string">
            <text:p text:style-name="P13">Class which holds name, hand value and funds</text:p>
          </table:table-cell>
          <table:table-cell table:style-name="Table1.D2" office:value-type="string">
            <text:p text:style-name="P13">Main(), deal(), firstDeal(), result(), reset()</text:p>
          </table:table-cell>
        </table:table-row>
        <table:table-row>
          <table:table-cell table:style-name="Table1.A2" office:value-type="string">
            <text:p text:style-name="P12">Card</text:p>
          </table:table-cell>
          <table:table-cell table:style-name="Table1.A2" office:value-type="string">
            <text:p text:style-name="P13">vector&lt;Card&gt; unshflDck</text:p>
          </table:table-cell>
          <table:table-cell table:style-name="Table1.A2" office:value-type="string">
            <text:p text:style-name="P13">Card holds suit, name, value and number created, vector holds them in an unshuffled deck</text:p>
          </table:table-cell>
          <table:table-cell table:style-name="Table1.D2" office:value-type="string">
            <text:p text:style-name="P13">Main(), bldDck(), shuffle(), </text:p>
          </table:table-cell>
        </table:table-row>
        <table:table-row>
          <table:table-cell table:style-name="Table1.A2" office:value-type="string">
            <text:p text:style-name="P12"/>
          </table:table-cell>
          <table:table-cell table:style-name="Table1.A2" office:value-type="string">
            <text:p text:style-name="P13">cardCatch</text:p>
          </table:table-cell>
          <table:table-cell table:style-name="Table1.A2" office:value-type="string">
            <text:p text:style-name="P13">Used to store popped cards from stack and queue</text:p>
          </table:table-cell>
          <table:table-cell table:style-name="Table1.D2" office:value-type="string">
            <text:p text:style-name="P13">FirstDeal(), deal(), reset()</text:p>
          </table:table-cell>
        </table:table-row>
        <table:table-row>
          <table:table-cell table:style-name="Table1.A2" office:value-type="string">
            <text:p text:style-name="P12">DeckStack</text:p>
          </table:table-cell>
          <table:table-cell table:style-name="Table1.A2" office:value-type="string">
            <text:p text:style-name="P13">myDeck</text:p>
          </table:table-cell>
          <table:table-cell table:style-name="Table1.A2" office:value-type="string">
            <text:p text:style-name="P13">Stacked deck</text:p>
          </table:table-cell>
          <table:table-cell table:style-name="Table1.D2" office:value-type="string">
            <text:p text:style-name="P13">Main(), shuffle(), firstDeal(), deal(), reset()</text:p>
          </table:table-cell>
        </table:table-row>
        <table:table-row>
          <table:table-cell table:style-name="Table1.A2" office:value-type="string">
            <text:p text:style-name="P12">HandQueue</text:p>
          </table:table-cell>
          <table:table-cell table:style-name="Table1.A2" office:value-type="string">
            <text:p text:style-name="P13">p1Hand, cpuHand</text:p>
          </table:table-cell>
          <table:table-cell table:style-name="Table1.A2" office:value-type="string">
            <text:p text:style-name="P13">Queue stack, holds player and dealer hand</text:p>
          </table:table-cell>
          <table:table-cell table:style-name="Table1.D2" office:value-type="string">
            <text:p text:style-name="P13">Main(), firstDeal(), deal(), reset()</text:p>
          </table:table-cell>
        </table:table-row>
        <table:table-row>
          <table:table-cell table:style-name="Table1.A2" office:value-type="string">
            <text:p text:style-name="P12">map&lt;string,int&gt;</text:p>
          </table:table-cell>
          <table:table-cell table:style-name="Table1.A2" office:value-type="string">
            <text:p text:style-name="P13">score_map</text:p>
          </table:table-cell>
          <table:table-cell table:style-name="Table1.A2" office:value-type="string">
            <text:p text:style-name="P13">Held wins/losses/ties</text:p>
          </table:table-cell>
          <table:table-cell table:style-name="Table1.D2" office:value-type="string">
            <text:p text:style-name="P13">Main(), result()</text:p>
          </table:table-cell>
        </table:table-row>
        <table:table-row>
          <table:table-cell table:style-name="Table1.A2" office:value-type="string">
            <text:p text:style-name="P12">int</text:p>
          </table:table-cell>
          <table:table-cell table:style-name="Table1.A2" office:value-type="string">
            <text:p text:style-name="P13">nCards</text:p>
          </table:table-cell>
          <table:table-cell table:style-name="Table1.A2" office:value-type="string">
            <text:p text:style-name="P13">Number of cards in the deck</text:p>
          </table:table-cell>
          <table:table-cell table:style-name="Table1.D2" office:value-type="string">
            <text:p text:style-name="P13">Main(), shuffle(), bldDck(), reset()</text:p>
          </table:table-cell>
        </table:table-row>
        <table:table-row>
          <table:table-cell table:style-name="Table1.A2" office:value-type="string">
            <text:p text:style-name="P12"/>
          </table:table-cell>
          <table:table-cell table:style-name="Table1.A2" office:value-type="string">
            <text:p text:style-name="P13">nDealt</text:p>
          </table:table-cell>
          <table:table-cell table:style-name="Table1.A2" office:value-type="string">
            <text:p text:style-name="P13">Number of cards dealt this game</text:p>
          </table:table-cell>
          <table:table-cell table:style-name="Table1.D2" office:value-type="string">
            <text:p text:style-name="P13">Main(), deal(), firstDeal(), reset()</text:p>
          </table:table-cell>
        </table:table-row>
        <table:table-row>
          <table:table-cell table:style-name="Table1.A2" office:value-type="string">
            <text:p text:style-name="P12"/>
          </table:table-cell>
          <table:table-cell table:style-name="Table1.A2" office:value-type="string">
            <text:p text:style-name="P13">choice</text:p>
          </table:table-cell>
          <table:table-cell table:style-name="Table1.A2" office:value-type="string">
            <text:p text:style-name="P13">Used for hit or stand</text:p>
          </table:table-cell>
          <table:table-cell table:style-name="Table1.D2" office:value-type="string">
            <text:p text:style-name="P13">Main()</text:p>
          </table:table-cell>
        </table:table-row>
        <table:table-row>
          <table:table-cell table:style-name="Table1.A2" office:value-type="string">
            <text:p text:style-name="P12"/>
          </table:table-cell>
          <table:table-cell table:style-name="Table1.A2" office:value-type="string">
            <text:p text:style-name="P13">betAmnt</text:p>
          </table:table-cell>
          <table:table-cell table:style-name="Table1.A2" office:value-type="string">
            <text:p text:style-name="P13">Stores amount player bets</text:p>
          </table:table-cell>
          <table:table-cell table:style-name="Table1.D2" office:value-type="string">
            <text:p text:style-name="P13">Main(), result()</text:p>
          </table:table-cell>
        </table:table-row>
        <table:table-row>
          <table:table-cell table:style-name="Table1.A2" office:value-type="string">
            <text:p text:style-name="P12">char</text:p>
          </table:table-cell>
          <table:table-cell table:style-name="Table1.A2" office:value-type="string">
            <text:p text:style-name="P13">again</text:p>
          </table:table-cell>
          <table:table-cell table:style-name="Table1.A2" office:value-type="string">
            <text:p text:style-name="P13">Holds play again value</text:p>
          </table:table-cell>
          <table:table-cell table:style-name="Table1.D2" office:value-type="string">
            <text:p text:style-name="P13">Main() </text:p>
          </table:table-cell>
        </table:table-row>
        <table:table-row>
          <table:table-cell table:style-name="Table1.A2" office:value-type="string">
            <text:p text:style-name="P12">bool</text:p>
          </table:table-cell>
          <table:table-cell table:style-name="Table1.A2" office:value-type="string">
            <text:p text:style-name="P13">p1bj</text:p>
          </table:table-cell>
          <table:table-cell table:style-name="Table1.A2" office:value-type="string">
            <text:p text:style-name="P13">Used if player gets a black jack</text:p>
          </table:table-cell>
          <table:table-cell table:style-name="Table1.D2" office:value-type="string">
            <text:p text:style-name="P13">Main(), result(), reset()</text:p>
          </table:table-cell>
        </table:table-row>
        <table:table-row>
          <table:table-cell table:style-name="Table1.A2" office:value-type="string">
            <text:p text:style-name="P12"/>
          </table:table-cell>
          <table:table-cell table:style-name="Table1.A2" office:value-type="string">
            <text:p text:style-name="P13">cpubj</text:p>
          </table:table-cell>
          <table:table-cell table:style-name="Table1.A2" office:value-type="string">
            <text:p text:style-name="P13">Used if player gets a black jack</text:p>
          </table:table-cell>
          <table:table-cell table:style-name="Table1.D2" office:value-type="string">
            <text:p text:style-name="P13">Main(), result(), reset()</text:p>
          </table:table-cell>
        </table:table-row>
      </table:table>
      <text:p text:style-name="P1"/>
      <text:p text:style-name="P7"/>
      <text:p text:style-name="P7">Reference</text:p>
      <text:list xml:id="list4361380617149188385" text:style-name="L3">
        <text:list-item>
          <text:p text:style-name="P9"><text:span text:style-name="T1">Starting out with C++ </text:span><text:span text:style-name="T2">- Tony Gaddis</text:span></text:p>
        </text:list-item>
        <text:list-item>
          <text:p text:style-name="P9"><text:span text:style-name="T2">http://www.cprogramming.com/tutorial/stl/stlmap.html</text:span></text:p>
          <text:p text:style-name="P3"/>
        </text:list-item>
      </text:list>
      <text:p text:style-name="P7"/>
      <text:p text:style-name="P7"/>
      <text:p text:style-name="P7"/>
      <text:p text:style-name="P7"><text:soft-page-break/>Program</text:p>
      <text:p text:style-name="P1">/* </text:p>
      <text:p text:style-name="P1"><text:s/>* File: <text:s text:c="2"/>main.cpp</text:p>
      <text:p text:style-name="P1"><text:s/>* Author: Joe</text:p>
      <text:p text:style-name="P1"><text:s/>* Created on November 8, 2014, 10:46 AM</text:p>
      <text:p text:style-name="P1"><text:s/>* </text:p>
      <text:p text:style-name="P1"><text:s/>* Project 1: Black Jack</text:p>
      <text:p text:style-name="P1"><text:s/>* </text:p>
      <text:p text:style-name="P1"><text:s/>* To Do List:</text:p>
      <text:p text:style-name="P1"><text:s/>* Project and writeup.</text:p>
      <text:p text:style-name="P1"><text:s/>* Utilize STL library - DONE</text:p>
      <text:p text:style-name="P1"><text:s/>* Maps - score keeping - DONE</text:p>
      <text:p text:style-name="P1"><text:s/>* Dynamic Stack - (linked list) shuffled deck to deal cards from - DONE</text:p>
      <text:p text:style-name="P1"><text:s/>* Queues - (dynamic queue) player hand - DONE</text:p>
      <text:p text:style-name="P1"><text:s/>* Iterators - use to traverse where applicable - DONE</text:p>
      <text:p text:style-name="P1"><text:s/>* Algorithms - use random_shuffle - DONE</text:p>
      <text:p text:style-name="P1"><text:s/>* Post to your repository, here and send an email.</text:p>
      <text:p text:style-name="P1"><text:s/>*/</text:p>
      <text:p text:style-name="P1"/>
      <text:p text:style-name="P1">//Libraries</text:p>
      <text:p text:style-name="P1">#include &lt;cstdlib&gt;</text:p>
      <text:p text:style-name="P1">#include &lt;iostream&gt;</text:p>
      <text:p text:style-name="P1">#include &lt;vector&gt;</text:p>
      <text:p text:style-name="P1">#include &lt;iomanip&gt;</text:p>
      <text:p text:style-name="P1">#include &lt;algorithm&gt;</text:p>
      <text:p text:style-name="P1">#include &lt;ctime&gt;</text:p>
      <text:p text:style-name="P1">#include &lt;string&gt;</text:p>
      <text:p text:style-name="P1">#include &lt;map&gt;</text:p>
      <text:p text:style-name="P1">using namespace std;</text:p>
      <text:p text:style-name="P1"/>
      <text:p text:style-name="P1">//Our Libraries</text:p>
      <text:p text:style-name="P1">#include "Card.h"</text:p>
      <text:p text:style-name="P1">#include "DeckStack.h"</text:p>
      <text:p text:style-name="P1">#include "HandQueue.h"</text:p>
      <text:p text:style-name="P1">#include "Player.h"</text:p>
      <text:p text:style-name="P1"/>
      <text:p text:style-name="P1">//Function Prototypes</text:p>
      <text:p text:style-name="P1">vector&lt;Card&gt; bldDck(int);</text:p>
      <text:p text:style-name="P1">void shuffle(vector&lt;Card&gt; &amp;,int,DeckStack &amp;);</text:p>
      <text:p text:style-name="P1">void frstDeal(DeckStack &amp;,HandQueue &amp;,HandQueue &amp;,int &amp;, Player &amp;, Player &amp;);</text:p>
      <text:p text:style-name="P1">void deal(DeckStack &amp;,HandQueue &amp;,int &amp;,Player &amp;);</text:p>
      <text:p text:style-name="P1">void result(Player &amp;,Player &amp;,bool &amp;,bool &amp;,map&lt;string,int&gt; &amp;,int);</text:p>
      <text:p text:style-name="P1">void reset(HandQueue &amp;,HandQueue &amp;,DeckStack &amp;,Player &amp;,Player &amp;,int,int &amp;,bool &amp;,bool &amp;);</text:p>
      <text:p text:style-name="P1"/>
      <text:p text:style-name="P1">//Execution Begins Here</text:p>
      <text:p text:style-name="P1">int main(int argc, char** argv) {</text:p>
      <text:p text:style-name="P1"><text:s text:c="4"/>//Declare variables</text:p>
      <text:p text:style-name="P1"><text:s text:c="4"/>int nCards=52; <text:s text:c="14"/>//number of cards in deck</text:p>
      <text:p text:style-name="P1"><text:soft-page-break/><text:s text:c="4"/>int nDealt=0; <text:s text:c="15"/>//number of cards dealt</text:p>
      <text:p text:style-name="P1"><text:s text:c="4"/>vector&lt;Card&gt; unshflDck; <text:s text:c="5"/>//holds an un-shuffled deck</text:p>
      <text:p text:style-name="P1"><text:s text:c="4"/>DeckStack myDeck; <text:s text:c="11"/>//holds a shuffled deck in stack form</text:p>
      <text:p text:style-name="P1"><text:s text:c="4"/>std::srand(std::time(0)); <text:s text:c="3"/>//seed random number generator</text:p>
      <text:p text:style-name="P1"><text:s text:c="4"/>Card crdCatch; <text:s text:c="14"/>//holds popped cards from stack/queue</text:p>
      <text:p text:style-name="P1"><text:s text:c="4"/>HandQueue p1Hand; <text:s text:c="11"/>//player's hand in queue form</text:p>
      <text:p text:style-name="P1"><text:s text:c="4"/>HandQueue cpuHand; <text:s text:c="10"/>//cpu's hand in queue form</text:p>
      <text:p text:style-name="P1"><text:s text:c="4"/>Player p1; <text:s text:c="18"/>//holds player's info</text:p>
      <text:p text:style-name="P1"><text:s text:c="4"/>string p1name; <text:s text:c="14"/>//take input for player's name</text:p>
      <text:p text:style-name="P1"><text:s text:c="4"/>Player cpu; <text:s text:c="17"/>//holds cpu's info</text:p>
      <text:p text:style-name="P1"><text:s text:c="4"/>int choice; <text:s text:c="17"/>//holds decision to hit, stand, etc</text:p>
      <text:p text:style-name="P1"><text:s text:c="4"/>char again; <text:s text:c="17"/>//holds decision to play again</text:p>
      <text:p text:style-name="P1"><text:s text:c="4"/>bool p1bj=false; <text:s text:c="12"/>//player got a blackjack</text:p>
      <text:p text:style-name="P1"><text:s text:c="4"/>bool cpubj=false; <text:s text:c="11"/>//cpu got a blackjack</text:p>
      <text:p text:style-name="P1"><text:s text:c="4"/>int betAmnt;</text:p>
      <text:p text:style-name="P1"><text:s text:c="4"/></text:p>
      <text:p text:style-name="P1"><text:s text:c="4"/>//Create map for score</text:p>
      <text:p text:style-name="P1"><text:s text:c="4"/>map &lt;string,int&gt; score_map; //holds wins, losses and pushes</text:p>
      <text:p text:style-name="P1"><text:s text:c="4"/>score_map["P1 Wins: "]=0;</text:p>
      <text:p text:style-name="P1"><text:s text:c="4"/>score_map["P1 Losses: "]=0;</text:p>
      <text:p text:style-name="P1"><text:s text:c="4"/>score_map["CPU Wins: "]=0;</text:p>
      <text:p text:style-name="P1"><text:s text:c="4"/>score_map["CPU Losses: "]=0;</text:p>
      <text:p text:style-name="P1"><text:s text:c="4"/>score_map["Pushes: "]=0;</text:p>
      <text:p text:style-name="P1"><text:s text:c="4"/></text:p>
      <text:p text:style-name="P1"><text:s text:c="4"/>//Introduce the game</text:p>
      <text:p text:style-name="P1"><text:s text:c="4"/>cout&lt;&lt;"Welcome to Black Jack!"&lt;&lt;endl&lt;&lt;endl;</text:p>
      <text:p text:style-name="P1"><text:s text:c="4"/>//Get name from user</text:p>
      <text:p text:style-name="P1"><text:s text:c="4"/>cout&lt;&lt;"Please enter your name:";</text:p>
      <text:p text:style-name="P1"><text:s text:c="4"/>cin&gt;&gt;p1name;</text:p>
      <text:p text:style-name="P1"><text:s text:c="4"/>p1.setName(p1name);</text:p>
      <text:p text:style-name="P1"><text:s text:c="4"/>cout&lt;&lt;endl;</text:p>
      <text:p text:style-name="P1"><text:s text:c="4"/></text:p>
      <text:p text:style-name="P1"><text:s text:c="4"/>//Begin Play</text:p>
      <text:p text:style-name="P1"><text:s text:c="4"/>do{</text:p>
      <text:p text:style-name="P1"><text:s text:c="8"/>//Create an un-shuffled deck using a vector</text:p>
      <text:p text:style-name="P1"><text:s text:c="8"/>unshflDck=bldDck(nCards);</text:p>
      <text:p text:style-name="P1"><text:s text:c="8"/>//shuffle the deck and put into a DeckStack to begin play with</text:p>
      <text:p text:style-name="P1"><text:s text:c="8"/>shuffle(unshflDck,nCards,myDeck); <text:s text:c="7"/></text:p>
      <text:p text:style-name="P1"><text:s text:c="8"/>//deal and continue play</text:p>
      <text:p text:style-name="P1"><text:s text:c="8"/>cout&lt;&lt;"Current funds: "&lt;&lt;p1.getFunds()&lt;&lt;endl;</text:p>
      <text:p text:style-name="P1"><text:s text:c="8"/>do{</text:p>
      <text:p text:style-name="P1"><text:s text:c="12"/>cout&lt;&lt;"How much would you like to bet (min 5)? ";</text:p>
      <text:p text:style-name="P1"><text:s text:c="12"/>cin&gt;&gt;betAmnt;</text:p>
      <text:p text:style-name="P1"><text:s text:c="8"/>}while(betAmnt&gt;p1.getFunds()||betAmnt&lt;5);</text:p>
      <text:p text:style-name="P1"><text:s text:c="8"/>frstDeal(myDeck,p1Hand,cpuHand,nDealt,p1,cpu);</text:p>
      <text:p text:style-name="P1"><text:s text:c="8"/>if(p1.getValue()==21){</text:p>
      <text:p text:style-name="P1"><text:s text:c="12"/>cout&lt;&lt;"Blackjack!"&lt;&lt;endl;</text:p>
      <text:p text:style-name="P1"><text:s text:c="12"/>p1bj=true;</text:p>
      <text:p text:style-name="P1"><text:s text:c="8"/>}</text:p>
      <text:p text:style-name="P1"><text:soft-page-break/><text:s text:c="8"/>//Player decides hit or stand if no blackjack drawn</text:p>
      <text:p text:style-name="P1"><text:s text:c="8"/>if(p1.getValue()&lt;21){</text:p>
      <text:p text:style-name="P1"><text:s text:c="12"/>do{</text:p>
      <text:p text:style-name="P1"><text:s text:c="16"/>cout&lt;&lt;p1.getName()&lt;&lt;" hand total: "&lt;&lt;p1.getValue()&lt;&lt;endl;</text:p>
      <text:p text:style-name="P1"><text:s text:c="16"/>cout&lt;&lt;"What would you like to do?"&lt;&lt;endl;</text:p>
      <text:p text:style-name="P1"><text:s text:c="16"/>cout&lt;&lt;"1. Hit"&lt;&lt;endl&lt;&lt;"2. Stand"&lt;&lt;endl;</text:p>
      <text:p text:style-name="P1"><text:s text:c="16"/>cin&gt;&gt;choice;</text:p>
      <text:p text:style-name="P1"><text:s text:c="16"/>cout&lt;&lt;endl;</text:p>
      <text:p text:style-name="P1"><text:s text:c="16"/>if(choice==1){</text:p>
      <text:p text:style-name="P1"><text:s text:c="20"/>deal(myDeck,p1Hand,nDealt,p1);</text:p>
      <text:p text:style-name="P1"><text:s text:c="16"/>}</text:p>
      <text:p text:style-name="P1"><text:s text:c="12"/>}while(choice==1&amp;&amp;p1.getValue()&lt;=21);</text:p>
      <text:p text:style-name="P1"><text:s text:c="12"/>//output result of player's hits/stand</text:p>
      <text:p text:style-name="P1"><text:s text:c="12"/>if(choice==2)cout&lt;&lt;"You stayed at "&lt;&lt;p1.getValue()&lt;&lt;"."&lt;&lt;endl;</text:p>
      <text:p text:style-name="P1"><text:s text:c="12"/>if(p1.getValue()==21)cout&lt;&lt;"You got 21!"&lt;&lt;endl;</text:p>
      <text:p text:style-name="P1"><text:s text:c="8"/>}</text:p>
      <text:p text:style-name="P1"><text:s text:c="8"/>cout&lt;&lt;endl;</text:p>
      <text:p text:style-name="P1"><text:s text:c="8"/>//CPUs hit/stand phase</text:p>
      <text:p text:style-name="P1"><text:s text:c="8"/>if(p1.getValue()&lt;=21){</text:p>
      <text:p text:style-name="P1"><text:s text:c="12"/>cout&lt;&lt;"The CPU is now going to hit/stand."&lt;&lt;endl;</text:p>
      <text:p text:style-name="P1"><text:s text:c="12"/>//if cpu has blackjack</text:p>
      <text:p text:style-name="P1"><text:s text:c="12"/>if(cpu.getValue()==21){</text:p>
      <text:p text:style-name="P1"><text:s text:c="16"/>cout&lt;&lt;"The CPU has a blackjack!"&lt;&lt;endl;</text:p>
      <text:p text:style-name="P1"><text:s text:c="16"/>cpubj=true;</text:p>
      <text:p text:style-name="P1"><text:s text:c="12"/>}</text:p>
      <text:p text:style-name="P1"><text:s text:c="12"/>//if cpu has 17or greater, stand</text:p>
      <text:p text:style-name="P1"><text:s text:c="12"/>else if(cpu.getValue()&gt;=17){</text:p>
      <text:p text:style-name="P1"><text:s text:c="16"/>cout&lt;&lt;"The CPU stands at "&lt;&lt;cpu.getValue()&lt;&lt;"."&lt;&lt;endl;</text:p>
      <text:p text:style-name="P1"><text:s text:c="12"/>}</text:p>
      <text:p text:style-name="P1"><text:s text:c="12"/>//draw if under 17</text:p>
      <text:p text:style-name="P1"><text:s text:c="12"/>else if(cpu.getValue()&lt;=16){</text:p>
      <text:p text:style-name="P1"><text:s text:c="16"/>deal(myDeck,cpuHand,nDealt,cpu);</text:p>
      <text:p text:style-name="P1"><text:s text:c="12"/>}</text:p>
      <text:p text:style-name="P1"><text:s text:c="8"/>}</text:p>
      <text:p text:style-name="P1"><text:s text:c="8"/>//determine winner/loss/push</text:p>
      <text:p text:style-name="P1"><text:s text:c="8"/>result(p1,cpu,p1bj,cpubj,score_map,betAmnt);</text:p>
      <text:p text:style-name="P1"><text:s text:c="8"/>cout&lt;&lt;"Total cards dealt: "&lt;&lt;nDealt&lt;&lt;endl; <text:s text:c="7"/></text:p>
      <text:p text:style-name="P1"><text:s text:c="8"/></text:p>
      <text:p text:style-name="P1"><text:s text:c="8"/>//reset game for additional plays</text:p>
      <text:p text:style-name="P1"><text:s text:c="8"/>reset(p1Hand,cpuHand,myDeck,p1,cpu,nCards,nDealt,p1bj,cpubj);</text:p>
      <text:p text:style-name="P1"><text:s text:c="8"/>shuffle(unshflDck,nCards,myDeck);</text:p>
      <text:p text:style-name="P1"><text:s text:c="8"/></text:p>
      <text:p text:style-name="P1"><text:s text:c="8"/>//Ask if user would like to play the game again</text:p>
      <text:p text:style-name="P1"><text:s text:c="8"/>cout&lt;&lt;"Would you like to play again? (Y/N)"&lt;&lt;endl;</text:p>
      <text:p text:style-name="P1"><text:s text:c="8"/>cin&gt;&gt;again;</text:p>
      <text:p text:style-name="P1"><text:s text:c="8"/>cout&lt;&lt;endl&lt;&lt;endl;</text:p>
      <text:p text:style-name="P1"><text:s text:c="4"/>}while(again=='y'||again=='Y');</text:p>
      <text:p text:style-name="P1"><text:s text:c="4"/></text:p>
      <text:p text:style-name="P1"><text:s text:c="4"/>//output overall score and end funds</text:p>
      <text:p text:style-name="P1"><text:soft-page-break/><text:s text:c="4"/>cout&lt;&lt;"Final Score:"&lt;&lt;endl;</text:p>
      <text:p text:style-name="P1"><text:s text:c="4"/>map&lt;string,int&gt;::iterator iter;</text:p>
      <text:p text:style-name="P1"><text:s text:c="4"/>for (iter=score_map.begin(); iter!=score_map.end(); ++iter){</text:p>
      <text:p text:style-name="P1"><text:s text:c="8"/>cout&lt;&lt;iter-&gt;first&lt;&lt;": "&lt;&lt;iter-&gt;second&lt;&lt;endl;</text:p>
      <text:p text:style-name="P1"><text:s text:c="4"/>}</text:p>
      <text:p text:style-name="P1"><text:s text:c="4"/>cout&lt;&lt;"Funds: "&lt;&lt;p1.getFunds()&lt;&lt;endl;</text:p>
      <text:p text:style-name="P1"><text:s text:c="4"/>if(p1.getFunds()&lt;0)cout&lt;&lt;"You're now in debt! Woops!"&lt;&lt;endl;</text:p>
      <text:p text:style-name="P1"><text:s text:c="4"/>else if(p1.getFunds()&gt;100)cout&lt;&lt;"You made a profit! Congrats!"&lt;&lt;endl;</text:p>
      <text:p text:style-name="P1"><text:s text:c="4"/>else if(p1.getFunds()==100)cout&lt;&lt;"You broke even!"&lt;&lt;endl;</text:p>
      <text:p text:style-name="P1"><text:s text:c="4"/>else</text:p>
      <text:p text:style-name="P1"><text:s text:c="8"/>cout&lt;&lt;"You lost money..."&lt;&lt;endl;</text:p>
      <text:p text:style-name="P1"><text:s text:c="4"/></text:p>
      <text:p text:style-name="P1"><text:s text:c="4"/>//Exit stage right</text:p>
      <text:p text:style-name="P1"><text:s text:c="4"/>return 0;</text:p>
      <text:p text:style-name="P1">}</text:p>
      <text:p text:style-name="P1"/>
      <text:p text:style-name="P1">vector&lt;Card&gt; bldDck(int n){</text:p>
      <text:p text:style-name="P1"><text:s text:c="4"/>//Create an un-shuffled deck using a vector</text:p>
      <text:p text:style-name="P1"><text:s text:c="4"/>vector&lt;Card&gt; deck;</text:p>
      <text:p text:style-name="P1"><text:s text:c="4"/>for(int i=0;i&lt;n;i++){</text:p>
      <text:p text:style-name="P1"><text:s text:c="8"/>Card card(i);</text:p>
      <text:p text:style-name="P1"><text:s text:c="8"/>deck.push_back(card);</text:p>
      <text:p text:style-name="P1"><text:s text:c="4"/>}</text:p>
      <text:p text:style-name="P1"><text:s text:c="4"/>return deck;</text:p>
      <text:p text:style-name="P1">}</text:p>
      <text:p text:style-name="P1"/>
      <text:p text:style-name="P1">void shuffle(vector&lt;Card&gt; &amp;deck,int n,DeckStack &amp;dckStck){</text:p>
      <text:p text:style-name="P1"><text:s text:c="4"/>//shuffle vector card deck</text:p>
      <text:p text:style-name="P1"><text:s text:c="4"/>random_shuffle(deck.begin(),deck.end());</text:p>
      <text:p text:style-name="P1"><text:s text:c="4"/>//take vector deck and convert to stack to deal from</text:p>
      <text:p text:style-name="P1"><text:s text:c="4"/>vector&lt;Card&gt;::iterator iter; <text:s text:c="6"/>//iterator to move through vector</text:p>
      <text:p text:style-name="P1"><text:s text:c="4"/>for(iter=deck.begin();iter!=deck.end();iter++){</text:p>
      <text:p text:style-name="P1"><text:s text:c="8"/>dckStck.push(*iter);</text:p>
      <text:p text:style-name="P1"><text:s text:c="4"/>}</text:p>
      <text:p text:style-name="P1">}</text:p>
      <text:p text:style-name="P1"/>
      <text:p text:style-name="P1">void frstDeal(DeckStack &amp;myDeck,HandQueue &amp;p1Hand,HandQueue &amp;cpuHand,int &amp;nDealt, Player &amp;p1, Player &amp;cpu){</text:p>
      <text:p text:style-name="P1"><text:s text:c="4"/>//initial deal to players</text:p>
      <text:p text:style-name="P1"><text:s text:c="4"/>Card crdCatch; <text:s text:c="9"/>//holds cards popped</text:p>
      <text:p text:style-name="P1"><text:s text:c="4"/>for(int i=0;i&lt;4;i++){</text:p>
      <text:p text:style-name="P1"><text:s text:c="8"/>if(i%2==0){</text:p>
      <text:p text:style-name="P1"><text:s text:c="12"/>myDeck.pop(crdCatch);</text:p>
      <text:p text:style-name="P1"><text:s text:c="12"/>p1Hand.enqueue(crdCatch);</text:p>
      <text:p text:style-name="P1"><text:s text:c="12"/>//if first draw is ace set val to 11 instead of 1</text:p>
      <text:p text:style-name="P1"><text:s text:c="12"/>if(crdCatch.getName()=='A'&amp;&amp;nDealt==0)</text:p>
      <text:p text:style-name="P1"><text:s text:c="16"/>p1.setValue(11);</text:p>
      <text:p text:style-name="P1"><text:s text:c="12"/>//if first draw is not ace and second is, set ace to 11 value</text:p>
      <text:p text:style-name="P1"><text:s text:c="12"/>else if(crdCatch.getName()=='A'&amp;&amp;p1.getValue()&lt;11)</text:p>
      <text:p text:style-name="P1"><text:soft-page-break/><text:s text:c="16"/>p1.setValue(11);</text:p>
      <text:p text:style-name="P1"><text:s text:c="12"/>//if first two draws are aces</text:p>
      <text:p text:style-name="P1"><text:s text:c="12"/>else if(crdCatch.getName()=='A'&amp;&amp;p1.getValue()==11)</text:p>
      <text:p text:style-name="P1"><text:s text:c="16"/>p1.setValue(1);</text:p>
      <text:p text:style-name="P1"><text:s text:c="12"/>else</text:p>
      <text:p text:style-name="P1"><text:s text:c="16"/>p1.setValue(crdCatch.getValue());</text:p>
      <text:p text:style-name="P1"><text:s text:c="12"/>nDealt++;</text:p>
      <text:p text:style-name="P1"><text:s text:c="12"/>cout&lt;&lt;p1.getName()&lt;&lt;" receives card: "&lt;&lt;crdCatch.getName()&lt;&lt;crdCatch.getSuit()</text:p>
      <text:p text:style-name="P1"><text:s text:c="16"/>&lt;&lt;endl&lt;&lt;"P1 hand value: "&lt;&lt;p1.getValue()&lt;&lt;endl;</text:p>
      <text:p text:style-name="P1"><text:s text:c="12"/>cout&lt;&lt;p1.getName()&lt;&lt;" has "&lt;&lt;p1Hand.getNumHand()&lt;&lt;" cards in hand."&lt;&lt;endl&lt;&lt;endl;</text:p>
      <text:p text:style-name="P1"><text:s text:c="8"/>}</text:p>
      <text:p text:style-name="P1"><text:s text:c="8"/>if(i%2==1){</text:p>
      <text:p text:style-name="P1"><text:s text:c="12"/>myDeck.pop(crdCatch);</text:p>
      <text:p text:style-name="P1"><text:s text:c="12"/>cpuHand.enqueue(crdCatch);</text:p>
      <text:p text:style-name="P1"><text:s text:c="12"/>//if first draw is ace set val to 11 instead of 1</text:p>
      <text:p text:style-name="P1"><text:s text:c="12"/>if(crdCatch.getName()=='A'&amp;&amp;nDealt==0)</text:p>
      <text:p text:style-name="P1"><text:s text:c="16"/>cpu.setValue(11);</text:p>
      <text:p text:style-name="P1"><text:s text:c="12"/>//if first draw is not ace and second is, set ace to 11 value</text:p>
      <text:p text:style-name="P1"><text:s text:c="12"/>else if(crdCatch.getName()=='A'&amp;&amp;cpu.getValue()&lt;11)</text:p>
      <text:p text:style-name="P1"><text:s text:c="16"/>cpu.setValue(11);</text:p>
      <text:p text:style-name="P1"><text:s text:c="12"/>//if first two draws are aces</text:p>
      <text:p text:style-name="P1"><text:s text:c="12"/>else if(crdCatch.getName()=='A'&amp;&amp;cpu.getValue()==11)</text:p>
      <text:p text:style-name="P1"><text:s text:c="16"/>cpu.setValue(1);</text:p>
      <text:p text:style-name="P1"><text:s text:c="12"/>else</text:p>
      <text:p text:style-name="P1"><text:s text:c="16"/>cpu.setValue(crdCatch.getValue());</text:p>
      <text:p text:style-name="P1"><text:s text:c="12"/>if(nDealt==1)</text:p>
      <text:p text:style-name="P1"><text:s text:c="16"/>cout&lt;&lt;"CPU receives hidden card."&lt;&lt;endl&lt;&lt;endl;</text:p>
      <text:p text:style-name="P1"><text:s text:c="12"/>else{</text:p>
      <text:p text:style-name="P1"><text:s text:c="16"/>cout&lt;&lt;"CPU receives card: "&lt;&lt;crdCatch.getName()&lt;&lt;crdCatch.getSuit()&lt;&lt;endl;</text:p>
      <text:p text:style-name="P1"><text:s text:c="16"/>cout&lt;&lt;"CPU has "&lt;&lt;cpuHand.getNumHand()&lt;&lt;" cards in hand."&lt;&lt;endl&lt;&lt;endl;</text:p>
      <text:p text:style-name="P1"><text:s text:c="12"/>}</text:p>
      <text:p text:style-name="P1"><text:s text:c="12"/>nDealt++;</text:p>
      <text:p text:style-name="P1"><text:s text:c="8"/>}</text:p>
      <text:p text:style-name="P1"><text:s text:c="4"/>} <text:s text:c="3"/></text:p>
      <text:p text:style-name="P1">}</text:p>
      <text:p text:style-name="P1"/>
      <text:p text:style-name="P1">void deal(DeckStack &amp;myDeck,HandQueue &amp;hand,int &amp;nDealt,Player &amp;plyr){</text:p>
      <text:p text:style-name="P1"><text:s text:c="4"/>Card crdCatch; <text:s text:c="6"/>//holds popped cards</text:p>
      <text:p text:style-name="P1"><text:s text:c="4"/>myDeck.pop(crdCatch);</text:p>
      <text:p text:style-name="P1"><text:s text:c="4"/>hand.enqueue(crdCatch);</text:p>
      <text:p text:style-name="P1"><text:s text:c="4"/>//determine value of aces drawn</text:p>
      <text:p text:style-name="P1"><text:s text:c="4"/>if(crdCatch.getName()=='A'){</text:p>
      <text:p text:style-name="P1"><text:s text:c="8"/>if(plyr.getValue()&lt;=10)</text:p>
      <text:p text:style-name="P1"><text:s text:c="12"/>plyr.setValue(11);</text:p>
      <text:p text:style-name="P1"><text:s text:c="8"/>else</text:p>
      <text:p text:style-name="P1"><text:s text:c="12"/>plyr.setValue(1);</text:p>
      <text:p text:style-name="P1"><text:s text:c="4"/>}</text:p>
      <text:p text:style-name="P1"><text:s text:c="4"/>else</text:p>
      <text:p text:style-name="P1"><text:s text:c="8"/>plyr.setValue(crdCatch.getValue());</text:p>
      <text:p text:style-name="P1"><text:soft-page-break/><text:s text:c="4"/>cout&lt;&lt;plyr.getName()&lt;&lt;" hits and receives card: "&lt;&lt;crdCatch.getName()&lt;&lt;crdCatch.getSuit()&lt;&lt;endl;</text:p>
      <text:p text:style-name="P1"><text:s text:c="4"/>cout&lt;&lt;plyr.getName()&lt;&lt;" has "&lt;&lt;hand.getNumHand()&lt;&lt;" cards in hand."&lt;&lt;endl&lt;&lt;endl;</text:p>
      <text:p text:style-name="P1"><text:s text:c="4"/>nDealt++;</text:p>
      <text:p text:style-name="P1">}</text:p>
      <text:p text:style-name="P1"/>
      <text:p text:style-name="P1">void result(Player &amp;p1, Player &amp;cpu,bool &amp;p1bj,bool &amp;cpubj,map&lt;string,int&gt; &amp;score,int bet){</text:p>
      <text:p text:style-name="P1"><text:s text:c="4"/>//if you bust, you lose</text:p>
      <text:p text:style-name="P1"><text:s text:c="4"/>cout&lt;&lt;"Your Hand: "&lt;&lt;p1.getValue()&lt;&lt;" <text:s text:c="4"/>CPU's Hand: "&lt;&lt;cpu.getValue()&lt;&lt;endl;</text:p>
      <text:p text:style-name="P1"><text:s text:c="4"/>if(p1.getValue()&gt;21){</text:p>
      <text:p text:style-name="P1"><text:s text:c="8"/>cout&lt;&lt;"You busted with "&lt;&lt;p1.getValue()&lt;&lt;"!"&lt;&lt;endl;</text:p>
      <text:p text:style-name="P1"><text:s text:c="8"/>p1.setLosses(1);</text:p>
      <text:p text:style-name="P1"><text:s text:c="8"/>cpu.setWins(1);</text:p>
      <text:p text:style-name="P1"><text:s text:c="8"/>score["P1 Losses: "]++;</text:p>
      <text:p text:style-name="P1"><text:s text:c="8"/>score["CPU Wins: "]++;</text:p>
      <text:p text:style-name="P1"><text:s text:c="8"/>p1.setFunds(-bet);</text:p>
      <text:p text:style-name="P1"><text:s text:c="4"/>}</text:p>
      <text:p text:style-name="P1"><text:s text:c="4"/>else if(cpu.getValue()&gt;21){</text:p>
      <text:p text:style-name="P1"><text:s text:c="8"/>cout&lt;&lt;"CPU busted with "&lt;&lt;cpu.getValue()&lt;&lt;"!"&lt;&lt;endl;</text:p>
      <text:p text:style-name="P1"><text:s text:c="8"/>p1.setWins(1);</text:p>
      <text:p text:style-name="P1"><text:s text:c="8"/>cpu.setLosses(1);</text:p>
      <text:p text:style-name="P1"><text:s text:c="8"/>score["P1 Wins: "]++;</text:p>
      <text:p text:style-name="P1"><text:s text:c="8"/>score["CPU Losses: "]++;</text:p>
      <text:p text:style-name="P1"><text:s text:c="8"/>p1.setFunds(bet);</text:p>
      <text:p text:style-name="P1"><text:s text:c="4"/>}</text:p>
      <text:p text:style-name="P1"><text:s text:c="4"/>//if both have blackjack, push</text:p>
      <text:p text:style-name="P1"><text:s text:c="4"/>else if(p1bj&amp;&amp;cpubj){</text:p>
      <text:p text:style-name="P1"><text:s text:c="8"/>cout&lt;&lt;"This game is a push!"&lt;&lt;endl;</text:p>
      <text:p text:style-name="P1"><text:s text:c="8"/>p1.setPushes(1);</text:p>
      <text:p text:style-name="P1"><text:s text:c="8"/>cpu.setPushes(1);</text:p>
      <text:p text:style-name="P1"><text:s text:c="8"/>score["Pushes: "]++;</text:p>
      <text:p text:style-name="P1"><text:s text:c="4"/>}</text:p>
      <text:p text:style-name="P1"><text:s text:c="4"/>//if both have same value, push</text:p>
      <text:p text:style-name="P1"><text:s text:c="4"/>else if(p1.getValue()==cpu.getValue()){</text:p>
      <text:p text:style-name="P1"><text:s text:c="8"/>//if p1 has blackjack, p1 wins</text:p>
      <text:p text:style-name="P1"><text:s text:c="8"/>if(p1bj){</text:p>
      <text:p text:style-name="P1"><text:s text:c="12"/>cout&lt;&lt;p1.getName()&lt;&lt;" wins!"&lt;&lt;endl;</text:p>
      <text:p text:style-name="P1"><text:s text:c="12"/>p1.setWins(1);</text:p>
      <text:p text:style-name="P1"><text:s text:c="12"/>cpu.setLosses(1);</text:p>
      <text:p text:style-name="P1"><text:s text:c="12"/>score["P1 Wins: "]++;</text:p>
      <text:p text:style-name="P1"><text:s text:c="12"/>score["CPU Losses: "]++;</text:p>
      <text:p text:style-name="P1"><text:s text:c="12"/>p1.setFunds(bet*3/2);</text:p>
      <text:p text:style-name="P1"><text:s text:c="8"/>}</text:p>
      <text:p text:style-name="P1"><text:s text:c="8"/>//if cpu has blackjack, cpu wins</text:p>
      <text:p text:style-name="P1"><text:s text:c="8"/>else if(cpubj){</text:p>
      <text:p text:style-name="P1"><text:s text:c="12"/>cout&lt;&lt;"CPU wins with Blackjack!"&lt;&lt;endl;</text:p>
      <text:p text:style-name="P1"><text:s text:c="12"/>p1.setLosses(1);</text:p>
      <text:p text:style-name="P1"><text:s text:c="12"/>cpu.setWins(1);</text:p>
      <text:p text:style-name="P1"><text:s text:c="12"/>score["P1 Losses: "]++;</text:p>
      <text:p text:style-name="P1"><text:soft-page-break/><text:s text:c="12"/>score["CPU Wins: "]++;</text:p>
      <text:p text:style-name="P1"><text:s text:c="12"/>p1.setFunds(-bet);</text:p>
      <text:p text:style-name="P1"><text:s text:c="8"/>}</text:p>
      <text:p text:style-name="P1"><text:s text:c="8"/>//if just same value, push</text:p>
      <text:p text:style-name="P1"><text:s text:c="8"/>else{</text:p>
      <text:p text:style-name="P1"><text:s text:c="12"/>cout&lt;&lt;"This game is a push!"&lt;&lt;endl;</text:p>
      <text:p text:style-name="P1"><text:s text:c="12"/>p1.setPushes(1);</text:p>
      <text:p text:style-name="P1"><text:s text:c="12"/>cpu.setPushes(1);</text:p>
      <text:p text:style-name="P1"><text:s text:c="12"/>score["Pushes: "]++;</text:p>
      <text:p text:style-name="P1"><text:s text:c="8"/>}</text:p>
      <text:p text:style-name="P1"><text:s text:c="4"/>}</text:p>
      <text:p text:style-name="P1"><text:s text:c="4"/>//if p1 is closer to 21, p1 wins</text:p>
      <text:p text:style-name="P1"><text:s text:c="4"/>else if(p1.getValue()&gt;cpu.getValue()&amp;&amp;p1.getValue()&lt;=21){</text:p>
      <text:p text:style-name="P1"><text:s text:c="8"/>cout&lt;&lt;p1.getName()&lt;&lt;" wins!"&lt;&lt;endl;</text:p>
      <text:p text:style-name="P1"><text:s text:c="8"/>p1.setWins(1);</text:p>
      <text:p text:style-name="P1"><text:s text:c="8"/>cpu.setLosses(1);</text:p>
      <text:p text:style-name="P1"><text:s text:c="8"/>score["P1 Wins: "]++;</text:p>
      <text:p text:style-name="P1"><text:s text:c="8"/>score["CPU Losses: "]++;</text:p>
      <text:p text:style-name="P1"><text:s text:c="8"/>p1.setFunds(bet);</text:p>
      <text:p text:style-name="P1"><text:s text:c="4"/>}</text:p>
      <text:p text:style-name="P1"><text:s text:c="4"/>//if cpu is closer to 21, cpu wins</text:p>
      <text:p text:style-name="P1"><text:s text:c="4"/>else{</text:p>
      <text:p text:style-name="P1"><text:s text:c="8"/>cout&lt;&lt;"CPU wins with "&lt;&lt;cpu.getValue()&lt;&lt;"!"&lt;&lt;endl;</text:p>
      <text:p text:style-name="P1"><text:s text:c="8"/>p1.setLosses(1);</text:p>
      <text:p text:style-name="P1"><text:s text:c="8"/>cpu.setWins(1);</text:p>
      <text:p text:style-name="P1"><text:s text:c="8"/>score["P1 Losses: "]++;</text:p>
      <text:p text:style-name="P1"><text:s text:c="8"/>score["CPU Wins: "]++;</text:p>
      <text:p text:style-name="P1"><text:s text:c="8"/>p1.setFunds(-bet);</text:p>
      <text:p text:style-name="P1"><text:s text:c="4"/>}</text:p>
      <text:p text:style-name="P1">}</text:p>
      <text:p text:style-name="P1"/>
      <text:p text:style-name="P1">void reset(HandQueue &amp;p1Hand,HandQueue &amp;cpuHand,DeckStack &amp;dckStck,Player &amp;p1,Player &amp;cpu,int n,int &amp;nDealt,bool &amp;p1bj,bool &amp;cpubj){</text:p>
      <text:p text:style-name="P1"><text:s text:c="4"/>Card card; <text:s text:c="6"/>//used to pop cards out of deck</text:p>
      <text:p text:style-name="P1"><text:s text:c="4"/>//empty player and CPU hands</text:p>
      <text:p text:style-name="P1"><text:s text:c="4"/>p1Hand.clear();</text:p>
      <text:p text:style-name="P1"><text:s text:c="4"/>cpuHand.clear();</text:p>
      <text:p text:style-name="P1"><text:s text:c="4"/>//clear current deck stack to put fresh shuffled deck in</text:p>
      <text:p text:style-name="P1"><text:s text:c="4"/>while(!dckStck.isEmpty()){</text:p>
      <text:p text:style-name="P1"><text:s text:c="8"/>dckStck.pop(card);</text:p>
      <text:p text:style-name="P1"><text:s text:c="4"/>}</text:p>
      <text:p text:style-name="P1"><text:s text:c="4"/>//for(int i=0;i&lt;(n-nDealt);i++){</text:p>
      <text:p text:style-name="P1"><text:s text:c="4"/>// <text:s text:c="3"/>dckStck.pop(card);</text:p>
      <text:p text:style-name="P1"><text:s text:c="4"/>//}</text:p>
      <text:p text:style-name="P1"><text:s text:c="4"/>//clear player info and cards dealt</text:p>
      <text:p text:style-name="P1"><text:s text:c="4"/>p1Hand.resetNumHand();</text:p>
      <text:p text:style-name="P1"><text:s text:c="4"/>cpuHand.resetNumHand();</text:p>
      <text:p text:style-name="P1"><text:s text:c="4"/>p1.resetValue();</text:p>
      <text:p text:style-name="P1"><text:s text:c="4"/>cpu.resetValue();</text:p>
      <text:p text:style-name="P1"><text:soft-page-break/><text:s text:c="4"/>p1bj=false;</text:p>
      <text:p text:style-name="P1"><text:s text:c="4"/>cpubj=false;</text:p>
      <text:p text:style-name="P1"><text:s text:c="4"/>nDealt=0;</text:p>
      <text:p text:style-name="P1">}</text:p>
      <text:p text:style-name="P1"/>
      <text:p text:style-name="P1"/>
      <text:p text:style-name="P1">Card.h</text:p>
      <text:p text:style-name="P1"/>
      <text:p text:style-name="P1">#ifndef CARD_H</text:p>
      <text:p text:style-name="P1">#define<text:tab/>CARD_H</text:p>
      <text:p text:style-name="P1"/>
      <text:p text:style-name="P1">class Card{</text:p>
      <text:p text:style-name="P1">private:</text:p>
      <text:p text:style-name="P1"><text:s text:c="4"/>char number; <text:s text:c="4"/>//card's creation number (used to determine following)</text:p>
      <text:p text:style-name="P1"><text:s text:c="4"/>char name; <text:s text:c="6"/>//holds card's "name(1,5,10,J,A,etc)</text:p>
      <text:p text:style-name="P1"><text:s text:c="4"/>char suit; <text:s text:c="6"/>//holds card's suit</text:p>
      <text:p text:style-name="P1"><text:s text:c="4"/>int value; <text:s text:c="5"/>//holds card's value</text:p>
      <text:p text:style-name="P1">public:</text:p>
      <text:p text:style-name="P1"><text:s text:c="4"/>//Constructors</text:p>
      <text:p text:style-name="P1"><text:s text:c="4"/>Card();</text:p>
      <text:p text:style-name="P1"><text:s text:c="4"/>Card(int);</text:p>
      <text:p text:style-name="P1"><text:s text:c="4"/>//Mutators</text:p>
      <text:p text:style-name="P1"><text:s text:c="4"/>char nameCard();</text:p>
      <text:p text:style-name="P1"><text:s text:c="4"/>char suitCard();</text:p>
      <text:p text:style-name="P1"><text:s text:c="4"/>int valueCard();</text:p>
      <text:p text:style-name="P1"><text:s text:c="4"/>//Accessor</text:p>
      <text:p text:style-name="P1"><text:s text:c="4"/>char getNumber(){return number;}</text:p>
      <text:p text:style-name="P1"><text:s text:c="4"/>char getName(){return name;}</text:p>
      <text:p text:style-name="P1"><text:s text:c="4"/>char getSuit(){return suit;}</text:p>
      <text:p text:style-name="P1"><text:s text:c="4"/>char getValue(){return value;}</text:p>
      <text:p text:style-name="P1">};</text:p>
      <text:p text:style-name="P1"/>
      <text:p text:style-name="P1">#endif<text:tab/>/* CARD_H */</text:p>
      <text:p text:style-name="P1"/>
      <text:p text:style-name="P1"/>
      <text:p text:style-name="P1">Card.cpp</text:p>
      <text:p text:style-name="P1"/>
      <text:p text:style-name="P1">//Our Libraries</text:p>
      <text:p text:style-name="P1">#include "Card.h"</text:p>
      <text:p text:style-name="P1"/>
      <text:p text:style-name="P1">//Default Constructor</text:p>
      <text:p text:style-name="P1">Card::Card(){</text:p>
      <text:p text:style-name="P1"><text:s text:c="4"/>number=' ';</text:p>
      <text:p text:style-name="P1"><text:s text:c="4"/>name=' ';</text:p>
      <text:p text:style-name="P1"><text:s text:c="4"/>suit=' ';</text:p>
      <text:p text:style-name="P1"><text:s text:c="4"/>value=0;</text:p>
      <text:p text:style-name="P1">}</text:p>
      <text:p text:style-name="P1"/>
      <text:p text:style-name="P1">//Constructor</text:p>
      <text:p text:style-name="P1"><text:soft-page-break/>Card::Card(int num){</text:p>
      <text:p text:style-name="P1"><text:s text:c="4"/>if(num&lt;0)num=0;</text:p>
      <text:p text:style-name="P1"><text:s text:c="4"/>if(num&gt;51)num%=52;</text:p>
      <text:p text:style-name="P1"><text:s text:c="4"/>this-&gt;number=num;</text:p>
      <text:p text:style-name="P1"><text:s text:c="4"/>name=nameCard();</text:p>
      <text:p text:style-name="P1"><text:s text:c="4"/>suit=suitCard();</text:p>
      <text:p text:style-name="P1"><text:s text:c="4"/>value=valueCard();</text:p>
      <text:p text:style-name="P1">}</text:p>
      <text:p text:style-name="P1"/>
      <text:p text:style-name="P1">//Determine card's "name" </text:p>
      <text:p text:style-name="P1">char Card::nameCard(){</text:p>
      <text:p text:style-name="P1"><text:s text:c="4"/>//Declare card name array</text:p>
      <text:p text:style-name="P1"><text:s text:c="4"/>char aName[]={'A','2','3','4','5','6','7','8','9','T','J','Q','K'};</text:p>
      <text:p text:style-name="P1"><text:s text:c="4"/>return aName[number%13];</text:p>
      <text:p text:style-name="P1">}</text:p>
      <text:p text:style-name="P1"/>
      <text:p text:style-name="P1">//Determine suit of card</text:p>
      <text:p text:style-name="P1">char Card::suitCard(){</text:p>
      <text:p text:style-name="P1"><text:s text:c="4"/>if(number&lt;13)return 'S';</text:p>
      <text:p text:style-name="P1"><text:s text:c="4"/>if(number&lt;26)return 'H';</text:p>
      <text:p text:style-name="P1"><text:s text:c="4"/>if(number&lt;39)return 'C';</text:p>
      <text:p text:style-name="P1"><text:s text:c="4"/>else return 'D';</text:p>
      <text:p text:style-name="P1">}</text:p>
      <text:p text:style-name="P1"/>
      <text:p text:style-name="P1">//Determine card value</text:p>
      <text:p text:style-name="P1">int Card::valueCard(){</text:p>
      <text:p text:style-name="P1"><text:s text:c="4"/>int n=(number)%13+1;</text:p>
      <text:p text:style-name="P1"><text:s text:c="4"/></text:p>
      <text:p text:style-name="P1"><text:s text:c="4"/>if(n&gt;10)return 10;</text:p>
      <text:p text:style-name="P1"><text:s text:c="4"/>return n;</text:p>
      <text:p text:style-name="P1">}</text:p>
      <text:p text:style-name="P1"/>
      <text:p text:style-name="P1"/>
      <text:p text:style-name="P1">DeckStack.h</text:p>
      <text:p text:style-name="P1"/>
      <text:p text:style-name="P1">//Libraries</text:p>
      <text:p text:style-name="P1">#include &lt;iostream&gt;</text:p>
      <text:p text:style-name="P1">#include "Card.h"</text:p>
      <text:p text:style-name="P1">using namespace std;</text:p>
      <text:p text:style-name="P1"/>
      <text:p text:style-name="P1">#ifndef DECKSTACK_H</text:p>
      <text:p text:style-name="P1">#define<text:tab/>DECKSTACK_H</text:p>
      <text:p text:style-name="P1"/>
      <text:p text:style-name="P1">class DeckStack{</text:p>
      <text:p text:style-name="P1">private:</text:p>
      <text:p text:style-name="P1"><text:s text:c="4"/>//Structure for the deck nodes</text:p>
      <text:p text:style-name="P1"><text:s text:c="4"/>struct DeckNode{</text:p>
      <text:p text:style-name="P1"><text:s text:c="8"/>Card data; <text:s text:c="5"/>//value in node</text:p>
      <text:p text:style-name="P1"><text:s text:c="8"/>DeckNode *next; <text:s/>//Pointer to next node</text:p>
      <text:p text:style-name="P1"><text:soft-page-break/><text:s text:c="8"/></text:p>
      <text:p text:style-name="P1"><text:s text:c="4"/>};</text:p>
      <text:p text:style-name="P1"><text:s text:c="4"/>DeckNode *top; <text:s text:c="6"/>//Points to top of deck stack</text:p>
      <text:p text:style-name="P1"><text:s text:c="4"/>DeckNode *worker; <text:s text:c="3"/>//used to traverse</text:p>
      <text:p text:style-name="P1">public:</text:p>
      <text:p text:style-name="P1"><text:s text:c="4"/>//Constructor</text:p>
      <text:p text:style-name="P1"><text:s text:c="4"/>DeckStack()</text:p>
      <text:p text:style-name="P1"><text:s text:c="4"/>{top=NULL;}</text:p>
      <text:p text:style-name="P1"><text:s text:c="4"/>//Destructor</text:p>
      <text:p text:style-name="P1"><text:s text:c="4"/>~DeckStack();</text:p>
      <text:p text:style-name="P1"><text:s text:c="4"/>//Mutators</text:p>
      <text:p text:style-name="P1"><text:s text:c="4"/>void push(Card);</text:p>
      <text:p text:style-name="P1"><text:s text:c="4"/>void pop(Card &amp;);</text:p>
      <text:p text:style-name="P1"><text:s text:c="4"/>//Accessors</text:p>
      <text:p text:style-name="P1"><text:s text:c="4"/>bool isEmpty()const;</text:p>
      <text:p text:style-name="P1">};</text:p>
      <text:p text:style-name="P1">#endif<text:tab/>/* DECKSTACK_H */</text:p>
      <text:p text:style-name="P1"/>
      <text:p text:style-name="P1"/>
      <text:p text:style-name="P1">DeckStack.cpp</text:p>
      <text:p text:style-name="P1"/>
      <text:p text:style-name="P1">#include &lt;iostream&gt;</text:p>
      <text:p text:style-name="P1">#include "DeckStack.h"</text:p>
      <text:p text:style-name="P1">using namespace std;</text:p>
      <text:p text:style-name="P1"/>
      <text:p text:style-name="P1">//Destructor</text:p>
      <text:p text:style-name="P1">DeckStack::~DeckStack(){</text:p>
      <text:p text:style-name="P1"><text:s text:c="4"/>DeckNode *nextNode;</text:p>
      <text:p text:style-name="P1"><text:s text:c="4"/>worker=top;</text:p>
      <text:p text:style-name="P1"><text:s text:c="4"/>//traverse the list and delete each node</text:p>
      <text:p text:style-name="P1"><text:s text:c="4"/>while(worker!=NULL){</text:p>
      <text:p text:style-name="P1"><text:s text:c="8"/>nextNode=worker-&gt;next;</text:p>
      <text:p text:style-name="P1"><text:s text:c="8"/>delete worker;</text:p>
      <text:p text:style-name="P1"><text:s text:c="8"/>worker=nextNode;</text:p>
      <text:p text:style-name="P1"><text:s text:c="4"/>}</text:p>
      <text:p text:style-name="P1">}</text:p>
      <text:p text:style-name="P1"/>
      <text:p text:style-name="P1">//Mutators</text:p>
      <text:p text:style-name="P1">//Add card to top of deck</text:p>
      <text:p text:style-name="P1">void DeckStack::push(Card crd){</text:p>
      <text:p text:style-name="P1"><text:s text:c="4"/>//create new node to hold a new card</text:p>
      <text:p text:style-name="P1"><text:s text:c="4"/>DeckNode *newNode=new DeckNode;</text:p>
      <text:p text:style-name="P1"><text:s text:c="4"/>newNode-&gt;data=crd;</text:p>
      <text:p text:style-name="P1"><text:s text:c="4"/>//if no nodes make newNode the first</text:p>
      <text:p text:style-name="P1"><text:s text:c="4"/>if(isEmpty()){</text:p>
      <text:p text:style-name="P1"><text:s text:c="8"/>top=newNode;</text:p>
      <text:p text:style-name="P1"><text:s text:c="8"/>newNode-&gt;next=NULL;</text:p>
      <text:p text:style-name="P1"><text:s text:c="4"/>}</text:p>
      <text:p text:style-name="P1"><text:s text:c="4"/>//if not, insert before top</text:p>
      <text:p text:style-name="P1"><text:soft-page-break/><text:s text:c="4"/>else{</text:p>
      <text:p text:style-name="P1"><text:s text:c="8"/>newNode-&gt;next=top;</text:p>
      <text:p text:style-name="P1"><text:s text:c="8"/>top=newNode;</text:p>
      <text:p text:style-name="P1"><text:s text:c="4"/>}</text:p>
      <text:p text:style-name="P1">}</text:p>
      <text:p text:style-name="P1"/>
      <text:p text:style-name="P1">//Remove card from top of deck and pass by reference out</text:p>
      <text:p text:style-name="P1">void DeckStack::pop(Card &amp;crd){</text:p>
      <text:p text:style-name="P1"><text:s text:c="4"/>DeckNode *temp;</text:p>
      <text:p text:style-name="P1"><text:s text:c="4"/>//Make sure not empty</text:p>
      <text:p text:style-name="P1"><text:s text:c="4"/>if(isEmpty())</text:p>
      <text:p text:style-name="P1"><text:s text:c="8"/>cout&lt;&lt;"The deck is empty!"&lt;&lt;endl;</text:p>
      <text:p text:style-name="P1"><text:s text:c="4"/>//if not, pop value off top and return card to deal</text:p>
      <text:p text:style-name="P1"><text:s text:c="4"/>else{</text:p>
      <text:p text:style-name="P1"><text:s text:c="8"/>crd=top-&gt;data;</text:p>
      <text:p text:style-name="P1"><text:s text:c="8"/>temp=top-&gt;next;</text:p>
      <text:p text:style-name="P1"><text:s text:c="8"/>delete top;</text:p>
      <text:p text:style-name="P1"><text:s text:c="8"/>top=temp;</text:p>
      <text:p text:style-name="P1"><text:s text:c="4"/>}</text:p>
      <text:p text:style-name="P1">}</text:p>
      <text:p text:style-name="P1"/>
      <text:p text:style-name="P1">//Check to see if deck is empty</text:p>
      <text:p text:style-name="P1">bool DeckStack::isEmpty() const{</text:p>
      <text:p text:style-name="P1"><text:s text:c="4"/>bool empty;</text:p>
      <text:p text:style-name="P1"><text:s text:c="4"/>if(!top)</text:p>
      <text:p text:style-name="P1"><text:s text:c="8"/>empty=true;</text:p>
      <text:p text:style-name="P1"><text:s text:c="4"/>else</text:p>
      <text:p text:style-name="P1"><text:s text:c="8"/>empty=false;</text:p>
      <text:p text:style-name="P1"><text:s text:c="4"/>return empty;</text:p>
      <text:p text:style-name="P1">}</text:p>
      <text:p text:style-name="P1"/>
      <text:p text:style-name="P1"/>
      <text:p text:style-name="P1">HandQueue.h</text:p>
      <text:p text:style-name="P1"/>
      <text:p text:style-name="P1">#include &lt;iostream&gt;</text:p>
      <text:p text:style-name="P1">#include "Card.h"</text:p>
      <text:p text:style-name="P1">using namespace std;</text:p>
      <text:p text:style-name="P1"/>
      <text:p text:style-name="P1">#ifndef HANDQUEUE_H</text:p>
      <text:p text:style-name="P1">#define<text:tab/>HANDQUEUE_H</text:p>
      <text:p text:style-name="P1"/>
      <text:p text:style-name="P1">class HandQueue{</text:p>
      <text:p text:style-name="P1">private:</text:p>
      <text:p text:style-name="P1"><text:s text:c="4"/>//structure for hand queue nodes</text:p>
      <text:p text:style-name="P1"><text:s text:c="4"/>struct HandNode{</text:p>
      <text:p text:style-name="P1"><text:s text:c="8"/>Card data; <text:s text:c="7"/>//holds card data</text:p>
      <text:p text:style-name="P1"><text:s text:c="8"/>HandNode *next; <text:s text:c="2"/>//pointer to next node</text:p>
      <text:p text:style-name="P1"><text:s text:c="4"/>};</text:p>
      <text:p text:style-name="P1"><text:s text:c="4"/>HandNode *front; <text:s text:c="5"/>//front of the queue</text:p>
      <text:p text:style-name="P1"><text:soft-page-break/><text:s text:c="4"/>HandNode *rear; <text:s text:c="6"/>//rear of the queue</text:p>
      <text:p text:style-name="P1"><text:s text:c="4"/>int numHand; <text:s text:c="9"/>//number of cards in hand</text:p>
      <text:p text:style-name="P1">public:</text:p>
      <text:p text:style-name="P1"><text:s text:c="4"/>//Constructor</text:p>
      <text:p text:style-name="P1"><text:s text:c="4"/>HandQueue();</text:p>
      <text:p text:style-name="P1"><text:s text:c="4"/>//Destructor</text:p>
      <text:p text:style-name="P1"><text:s text:c="4"/>~HandQueue();</text:p>
      <text:p text:style-name="P1"><text:s text:c="4"/>//Mutators</text:p>
      <text:p text:style-name="P1"><text:s text:c="4"/>void enqueue(Card); <text:s text:c="2"/>//place card in hand from deck</text:p>
      <text:p text:style-name="P1"><text:s text:c="4"/>void dequeue(Card &amp;); //remove card from hand, used to put back in deck</text:p>
      <text:p text:style-name="P1"><text:s text:c="4"/>bool isEmpty()const;</text:p>
      <text:p text:style-name="P1"><text:s text:c="4"/>void clear();</text:p>
      <text:p text:style-name="P1"><text:s text:c="4"/>void resetNumHand();</text:p>
      <text:p text:style-name="P1"><text:s text:c="4"/>//Accessors</text:p>
      <text:p text:style-name="P1"><text:s text:c="4"/>int getNumHand();</text:p>
      <text:p text:style-name="P1">};</text:p>
      <text:p text:style-name="P1"/>
      <text:p text:style-name="P1">#endif<text:tab/>/* HANDQUEUE_H */</text:p>
      <text:p text:style-name="P1"/>
      <text:p text:style-name="P1"/>
      <text:p text:style-name="P1">HandQueue.cpp</text:p>
      <text:p text:style-name="P1"/>
      <text:p text:style-name="P1">#include &lt;iostream&gt;</text:p>
      <text:p text:style-name="P1">#include "HandQueue.h"</text:p>
      <text:p text:style-name="P1">using namespace std;</text:p>
      <text:p text:style-name="P1"/>
      <text:p text:style-name="P1">//Constructor</text:p>
      <text:p text:style-name="P1">HandQueue::HandQueue(){</text:p>
      <text:p text:style-name="P1"><text:s text:c="4"/>front=NULL;</text:p>
      <text:p text:style-name="P1"><text:s text:c="4"/>rear=NULL;</text:p>
      <text:p text:style-name="P1"><text:s text:c="4"/>numHand=0;</text:p>
      <text:p text:style-name="P1">}</text:p>
      <text:p text:style-name="P1"/>
      <text:p text:style-name="P1">//Destructor</text:p>
      <text:p text:style-name="P1">HandQueue::~HandQueue(){</text:p>
      <text:p text:style-name="P1"><text:s text:c="4"/>clear();</text:p>
      <text:p text:style-name="P1">}</text:p>
      <text:p text:style-name="P1"/>
      <text:p text:style-name="P1">void HandQueue::clear(){</text:p>
      <text:p text:style-name="P1"><text:s text:c="4"/>Card val; <text:s text:c="3"/>//temp for dequeue</text:p>
      <text:p text:style-name="P1"><text:s text:c="4"/>while(!isEmpty())</text:p>
      <text:p text:style-name="P1"><text:s text:c="8"/>dequeue(val);</text:p>
      <text:p text:style-name="P1">}</text:p>
      <text:p text:style-name="P1"/>
      <text:p text:style-name="P1">//Mutators</text:p>
      <text:p text:style-name="P1">void HandQueue::enqueue(Card crd){</text:p>
      <text:p text:style-name="P1"><text:s text:c="4"/>//create new hand node and store card info</text:p>
      <text:p text:style-name="P1"><text:s text:c="4"/>HandNode *newNode=new HandNode;</text:p>
      <text:p text:style-name="P1"><text:s text:c="4"/>newNode-&gt;data=crd;</text:p>
      <text:p text:style-name="P1"><text:soft-page-break/><text:s text:c="4"/>newNode-&gt;next=NULL;</text:p>
      <text:p text:style-name="P1"><text:s text:c="4"/>//adjust front and rear</text:p>
      <text:p text:style-name="P1"><text:s text:c="4"/>if(isEmpty()){</text:p>
      <text:p text:style-name="P1"><text:s text:c="8"/>front=newNode;</text:p>
      <text:p text:style-name="P1"><text:s text:c="8"/>rear=newNode;</text:p>
      <text:p text:style-name="P1"><text:s text:c="4"/>}</text:p>
      <text:p text:style-name="P1"><text:s text:c="4"/>else{</text:p>
      <text:p text:style-name="P1"><text:s text:c="8"/>rear-&gt;next=newNode;</text:p>
      <text:p text:style-name="P1"><text:s text:c="8"/>rear=newNode;</text:p>
      <text:p text:style-name="P1"><text:s text:c="4"/>}</text:p>
      <text:p text:style-name="P1"><text:s text:c="4"/>//increment numHand</text:p>
      <text:p text:style-name="P1"><text:s text:c="4"/>numHand++;</text:p>
      <text:p text:style-name="P1">}</text:p>
      <text:p text:style-name="P1"/>
      <text:p text:style-name="P1">void HandQueue::dequeue(Card&amp; crd){</text:p>
      <text:p text:style-name="P1"><text:s text:c="4"/>HandNode *temp;</text:p>
      <text:p text:style-name="P1"><text:s text:c="4"/>if(isEmpty())</text:p>
      <text:p text:style-name="P1"><text:s text:c="8"/>cout&lt;&lt;"The hand is empty!"&lt;&lt;endl;</text:p>
      <text:p text:style-name="P1"><text:s text:c="4"/>else{</text:p>
      <text:p text:style-name="P1"><text:s text:c="8"/>//save front card into crd to pass back by reference</text:p>
      <text:p text:style-name="P1"><text:s text:c="8"/>crd=front-&gt;data;</text:p>
      <text:p text:style-name="P1"><text:s text:c="8"/>//remove front node and delete it</text:p>
      <text:p text:style-name="P1"><text:s text:c="8"/>temp=front;</text:p>
      <text:p text:style-name="P1"><text:s text:c="8"/>front=front-&gt;next;</text:p>
      <text:p text:style-name="P1"><text:s text:c="8"/>delete temp;</text:p>
      <text:p text:style-name="P1"><text:s text:c="8"/>//decrement numHand</text:p>
      <text:p text:style-name="P1"><text:s text:c="8"/>numHand--;</text:p>
      <text:p text:style-name="P1"><text:s text:c="4"/>}</text:p>
      <text:p text:style-name="P1">}</text:p>
      <text:p text:style-name="P1"/>
      <text:p text:style-name="P1">bool HandQueue::isEmpty() const{</text:p>
      <text:p text:style-name="P1"><text:s text:c="4"/>bool status;</text:p>
      <text:p text:style-name="P1"><text:s text:c="4"/>if(numHand&gt;0)</text:p>
      <text:p text:style-name="P1"><text:s text:c="8"/>status=false;</text:p>
      <text:p text:style-name="P1"><text:s text:c="4"/>else</text:p>
      <text:p text:style-name="P1"><text:s text:c="8"/>status=true;</text:p>
      <text:p text:style-name="P1"><text:s text:c="4"/>return status;</text:p>
      <text:p text:style-name="P1">}</text:p>
      <text:p text:style-name="P1"/>
      <text:p text:style-name="P1">void HandQueue::resetNumHand(){</text:p>
      <text:p text:style-name="P1"><text:s text:c="4"/>numHand=0;</text:p>
      <text:p text:style-name="P1">}</text:p>
      <text:p text:style-name="P1"/>
      <text:p text:style-name="P1">//Accessors</text:p>
      <text:p text:style-name="P1">int HandQueue::getNumHand(){</text:p>
      <text:p text:style-name="P1"><text:s text:c="4"/>return numHand;</text:p>
      <text:p text:style-name="P1">}</text:p>
      <text:p text:style-name="P1"/>
      <text:p text:style-name="P1"/>
      <text:p text:style-name="P1"><text:soft-page-break/>Player.h</text:p>
      <text:p text:style-name="P1"/>
      <text:p text:style-name="P1">#include &lt;iostream&gt;</text:p>
      <text:p text:style-name="P1">#include &lt;string&gt;</text:p>
      <text:p text:style-name="P1">#include &lt;queue&gt;</text:p>
      <text:p text:style-name="P1">using namespace std;</text:p>
      <text:p text:style-name="P1"/>
      <text:p text:style-name="P1">#ifndef PLAYER_H</text:p>
      <text:p text:style-name="P1">#define<text:tab/>PLAYER_H</text:p>
      <text:p text:style-name="P1"/>
      <text:p text:style-name="P1">class Player{</text:p>
      <text:p text:style-name="P1">private:</text:p>
      <text:p text:style-name="P1"><text:s text:c="4"/>string name; <text:s text:c="7"/>//holds player name</text:p>
      <text:p text:style-name="P1"><text:s text:c="4"/>int funds; <text:s text:c="9"/>//holds player's funds</text:p>
      <text:p text:style-name="P1"><text:s text:c="4"/>int value; <text:s text:c="9"/>//holds player's hand value</text:p>
      <text:p text:style-name="P1"><text:s text:c="4"/>int wins; <text:s text:c="10"/>//holds player's wins</text:p>
      <text:p text:style-name="P1"><text:s text:c="4"/>int losses; <text:s text:c="8"/>//holds player's losses</text:p>
      <text:p text:style-name="P1"><text:s text:c="4"/>int pushes; <text:s text:c="8"/>//holds player's pushes</text:p>
      <text:p text:style-name="P1">public:</text:p>
      <text:p text:style-name="P1"><text:s text:c="4"/>//Constructor</text:p>
      <text:p text:style-name="P1"><text:s text:c="4"/>Player();</text:p>
      <text:p text:style-name="P1"><text:s text:c="4"/>//Mutators</text:p>
      <text:p text:style-name="P1"><text:s text:c="4"/>void setName(string);</text:p>
      <text:p text:style-name="P1"><text:s text:c="4"/>void setFunds(int);</text:p>
      <text:p text:style-name="P1"><text:s text:c="4"/>void resetValue();</text:p>
      <text:p text:style-name="P1"><text:s text:c="4"/>void setValue(int);</text:p>
      <text:p text:style-name="P1"><text:s text:c="4"/>void setWins(int);</text:p>
      <text:p text:style-name="P1"><text:s text:c="4"/>void setLosses(int);</text:p>
      <text:p text:style-name="P1"><text:s text:c="4"/>void setPushes(int);</text:p>
      <text:p text:style-name="P1"><text:s text:c="4"/>//Accessors</text:p>
      <text:p text:style-name="P1"><text:s text:c="4"/>string getName();</text:p>
      <text:p text:style-name="P1"><text:s text:c="4"/>int getFunds();</text:p>
      <text:p text:style-name="P1"><text:s text:c="4"/>int getValue();</text:p>
      <text:p text:style-name="P1"><text:s text:c="4"/>int getWins();</text:p>
      <text:p text:style-name="P1"><text:s text:c="4"/>int getLosses();</text:p>
      <text:p text:style-name="P1"><text:s text:c="4"/>int getPushes();</text:p>
      <text:p text:style-name="P1">};</text:p>
      <text:p text:style-name="P1"/>
      <text:p text:style-name="P1">#endif<text:tab/>/* PLAYER_H */</text:p>
      <text:p text:style-name="P1"/>
      <text:p text:style-name="P1"/>
      <text:p text:style-name="P1"/>
      <text:p text:style-name="P1">Player.cpp</text:p>
      <text:p text:style-name="P1"/>
      <text:p text:style-name="P1">#include &lt;iostream&gt;</text:p>
      <text:p text:style-name="P1">#include "Player.h"</text:p>
      <text:p text:style-name="P1">using namespace std;</text:p>
      <text:p text:style-name="P1"/>
      <text:p text:style-name="P1">//Constructor</text:p>
      <text:p text:style-name="P1"><text:soft-page-break/>Player::Player(){</text:p>
      <text:p text:style-name="P1"><text:s text:c="4"/>name="CPU";</text:p>
      <text:p text:style-name="P1"><text:s text:c="4"/>funds=100;</text:p>
      <text:p text:style-name="P1"><text:s text:c="4"/>value=0;</text:p>
      <text:p text:style-name="P1"><text:s text:c="4"/>wins=0;</text:p>
      <text:p text:style-name="P1"><text:s text:c="4"/>losses=0;</text:p>
      <text:p text:style-name="P1"><text:s text:c="4"/>pushes=0;</text:p>
      <text:p text:style-name="P1">}</text:p>
      <text:p text:style-name="P1"/>
      <text:p text:style-name="P1">//Mutators</text:p>
      <text:p text:style-name="P1">void Player::setName(string n) {</text:p>
      <text:p text:style-name="P1"><text:s text:c="4"/>name=n;</text:p>
      <text:p text:style-name="P1">}</text:p>
      <text:p text:style-name="P1"/>
      <text:p text:style-name="P1">void Player::setFunds(int f){</text:p>
      <text:p text:style-name="P1"><text:s text:c="4"/>funds+=f;</text:p>
      <text:p text:style-name="P1">}</text:p>
      <text:p text:style-name="P1"/>
      <text:p text:style-name="P1">void Player::resetValue(){</text:p>
      <text:p text:style-name="P1"><text:s text:c="4"/>value=0;</text:p>
      <text:p text:style-name="P1">}</text:p>
      <text:p text:style-name="P1"/>
      <text:p text:style-name="P1">void Player::setValue(int v){</text:p>
      <text:p text:style-name="P1"><text:s text:c="4"/>value+=v;</text:p>
      <text:p text:style-name="P1">}</text:p>
      <text:p text:style-name="P1"/>
      <text:p text:style-name="P1">void Player::setWins(int win){</text:p>
      <text:p text:style-name="P1"><text:s text:c="4"/>wins+=win;</text:p>
      <text:p text:style-name="P1">}</text:p>
      <text:p text:style-name="P1"/>
      <text:p text:style-name="P1">void Player::setLosses(int loss){</text:p>
      <text:p text:style-name="P1"><text:s text:c="4"/>losses+=loss;</text:p>
      <text:p text:style-name="P1">}</text:p>
      <text:p text:style-name="P1"/>
      <text:p text:style-name="P1">void Player::setPushes(int push){</text:p>
      <text:p text:style-name="P1"><text:s text:c="4"/>pushes+=push;</text:p>
      <text:p text:style-name="P1">}</text:p>
      <text:p text:style-name="P1"/>
      <text:p text:style-name="P1">//Accessors</text:p>
      <text:p text:style-name="P1">string Player::getName(){</text:p>
      <text:p text:style-name="P1"><text:s text:c="4"/>return name;</text:p>
      <text:p text:style-name="P1">}</text:p>
      <text:p text:style-name="P1">int Player::getFunds(){</text:p>
      <text:p text:style-name="P1"><text:s text:c="4"/>return funds;</text:p>
      <text:p text:style-name="P1">}</text:p>
      <text:p text:style-name="P1"/>
      <text:p text:style-name="P1">int Player::getValue(){</text:p>
      <text:p text:style-name="P1"><text:s text:c="4"/>return value;</text:p>
      <text:p text:style-name="P1">}</text:p>
      <text:p text:style-name="P1"><text:soft-page-break/></text:p>
      <text:p text:style-name="P1">int Player::getWins(){</text:p>
      <text:p text:style-name="P1"><text:s text:c="4"/>return wins;</text:p>
      <text:p text:style-name="P1">}</text:p>
      <text:p text:style-name="P1"/>
      <text:p text:style-name="P1">int Player::getLosses(){</text:p>
      <text:p text:style-name="P1"><text:s text:c="4"/>return losses;</text:p>
      <text:p text:style-name="P1">}</text:p>
      <text:p text:style-name="P1"/>
      <text:p text:style-name="P1">int Player::getPushes(){</text:p>
      <text:p text:style-name="P1"><text:s text:c="4"/>return pushes;</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NewRomanPS-ItalicMT" svg:font-family="TimesNewRomanPS-ItalicMT" style:font-family-generic="script"/>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Reimbold</meta:initial-creator>
    <meta:creation-date>2014-11-11T15:24:39.58</meta:creation-date>
    <meta:document-statistic meta:table-count="1" meta:image-count="0" meta:object-count="0" meta:page-count="20" meta:paragraph-count="797" meta:word-count="2560" meta:character-count="23052"/>
    <dc:date>2014-11-11T16:25:48.25</dc:date>
    <dc:creator>Joseph Reimbold</dc:creator>
    <meta:editing-duration>PT13M24S</meta:editing-duration>
    <meta:editing-cycles>1</meta:editing-cycles>
    <meta:generator>OpenOffice/4.0.0$Win32 OpenOffice.org_project/400m3$Build-9702</meta:generator>
  </office:meta>
</office:document-meta>
</file>